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57.74pt" fo:break-before="auto" style:use-optimal-row-height="true"/>
    </style:style>
    <style:style style:name="ro5" style:family="table-row">
      <style:table-row-properties style:row-height="12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--agent=ReflexAgent --num_of_games=10 –display=SummaryDispl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agent=MinmaxAgent --depth=1 --random_seed=1 –initial_board=test_layout.tx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agent=MinmaxAgent –depth=2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--agent=MinmaxAgent –depth=3</text:p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--agent=AlphaBetaAgent –depth=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2</text:p>
            <text:p/>
            <text:p/>
            <text:p>--agent=MinmaxAgent --depth=2 --num_of_games=10 --display=SummaryDispla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Q3</text:p>
            <text:p/>
            <text:p/>
            <text:p>--agent=AlphaBetaAgent --depth=2 --num_of_games=10 –display=SummaryDisplay</text:p>
          </table:table-cell>
          <table:table-cell table:number-columns-repeated="4"/>
          <table:table-cell office:value-type="string" calcext:value-type="string">
            <text:p>scores: [7876, 12584, 7084, 7296, 6580, 7148, 7092, 7196, 7264, 11692]</text:p>
            <text:p>highest tile: [512, 1024, 512, 512, 512, 512, 512, 512, 512, 1024]</text:p>
            <text:p>game_durations: [7.913825035095215, 10.074880599975586, 7.788505792617798, 7.335228204727173, 7.1380064487457275, 7.309652090072632, 7.278382301330566, 8.126251935958862, 6.878609657287598, 8.706455707550049]</text:p>
            <text:p>win rate: 0.0</text:p>
          </table:table-cell>
        </table:table-row>
        <table:table-row table:style-name="ro4">
          <table:table-cell office:value-type="string" calcext:value-type="string">
            <text:p>Q4</text:p>
            <text:p/>
            <text:p/>
            <text:p/>
            <text:p>--agent=ExpectimaxAgent --depth=2 --num_of_games=10 --display=SummaryDisplay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5 </text:p>
            <text:p/>
            <text:p/>
            <text:p>--agent=AlphaBetaAgent --depth=2 --evaluation_function=better --num_of_games=5 --display=SummaryDisplay</text:p>
          </table:table-cell>
          <table:table-cell table:number-columns-repeated="4"/>
          <table:table-cell office:value-type="string" calcext:value-type="string">
            <text:p>scores: [7412, 15320, 36160, 27368, 62380]</text:p>
            <text:p>highest tile: [512, 1024, 2048, 2048, 4096]</text:p>
            <text:p>game_durations: [15.60078763961792, 23.845969200134277, 69.71314859390259, 77.69807624816895, 72.37758564949036]</text:p>
            <text:p>win rate: 0.6</text:p>
            <text:p>Press Enter to continue..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AST MODE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--agent=AlphaBetaAgent --depth=2 --evaluation_function=better --num_of_games=1000</text:p>
          </table:table-cell>
          <table:table-cell table:number-columns-repeated="4"/>
          <table:table-cell office:value-type="string" calcext:value-type="string">
            <text:p><text:span text:style-name="T1">number of games played: 1000</text:span></text:p>
            <text:p><text:span text:style-name="T1">win rate: 0.53</text:span></text:p>
            <text:p><text:span text:style-name="T1">average score: 24002.372</text:span></text:p>
            <text:p><text:span text:style-name="T1">7000+ proportion: 0.989</text:span></text:p>
            <text:p><text:span text:style-name="T1">512 amount: 0.058</text:span></text:p>
            <text:p><text:span text:style-name="T1">1024 amount: 0.409</text:span></text:p>
            <text:p><text:span text:style-name="T1">2048 amount: 0.498</text:span></text:p>
            <text:p><text:span text:style-name="T1">4096 amount: 0.032</text:span></text:p>
            <text:p><text:span text:style-name="T1">average time: 70.49340766334534</text:span></text:p>
            <text:p><text:span text:style-name="T1">average high tile: 1600.256</text:span></text:p>
            <text:p><text:span text:style-name="T1">max score: 67488 min score: 3128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12:54.652304522</meta:creation-date>
    <meta:generator>LibreOffice/6.0.7.3$Linux_X86_64 LibreOffice_project/00m0$Build-3</meta:generator>
    <dc:date>2019-04-25T03:49:25.682062953</dc:date>
    <meta:editing-duration>PT12M15S</meta:editing-duration>
    <meta:editing-cycles>2</meta:editing-cycles>
    <meta:document-statistic meta:table-count="1" meta:cell-count="14" meta:object-count="0"/>
  </office:meta>
</office:document-meta>
</file>